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lain_20_Text">
      <style:text-properties style:font-name="Bitstream Vera Sans Mono"/>
    </style:style>
    <style:style style:name="P2" style:family="paragraph" style:parent-style-name="Plain_20_Text">
      <style:text-properties style:font-name="Bitstream Vera Sans Mono" fo:font-size="10pt" style:font-size-asian="10pt"/>
    </style:style>
    <style:style style:name="P3" style:family="paragraph" style:parent-style-name="Plain_20_Text" style:master-page-name="Standard">
      <style:paragraph-properties style:page-number="auto"/>
      <style:text-properties style:font-name="Bitstream Vera Sans Mono"/>
    </style:style>
    <style:style style:name="T1" style:family="text">
      <style:text-properties style:font-name="Lucida Console" fo:font-size="10pt" style:font-size-asian="10pt"/>
    </style:style>
    <style:style style:name="T2" style:family="text">
      <style:text-properties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F Major 3 inversions (2/3)</text:span></text:p>
      <text:p text:style-name="P1"><text:span text:style-name="T2">------------------------------</text:span></text:p>
      <text:p text:style-name="P1"><text:span text:style-name="T2"><text:s text:c="14"/>I <text:s text:c="8"/></text:span></text:p>
      <text:p text:style-name="P1"><text:span text:style-name="T2"><text:s text:c="4"/>C <text:s text:c="3"/>A <text:s text:c="3"/>F <text:s text:c="8"/>C <text:s text:c="3"/>F <text:s text:c="3"/>A <text:s text:c="7"/>CAF</text:span></text:p>
      <text:p text:style-name="P1"><text:span text:style-name="T2">||----|----|----|----|----|----|----|----|----|----|----|----|----|----|----|----|-</text:span></text:p>
      <text:p text:style-name="P1"><text:span text:style-name="T2">||--5-|----|----|----|----|--1-|----|----|--3-|----|----|----|----|----|----|----|-</text:span></text:p>
      <text:p text:style-name="P1"><text:span text:style-name="T2">||----|--3-|----|----|--5-|----|----|----|--1-|----|----|----|----|----|----|----|-</text:span></text:p>
      <text:p text:style-name="P1"><text:span text:style-name="T2">||----|----|--1-|----|----|----|--3-|----|--5-|----|----|----|----|----|----|----|-</text:span></text:p>
      <text:p text:style-name="P1"><text:span text:style-name="T2">||----|----|----|----|----|----|----|----|----|----|----|----|----|----|----|----|-</text:span></text:p>
      <text:p text:style-name="P1"><text:span text:style-name="T2">||----|----|----|----|----|----|----|----|----|----|----|----|----|----|----|----|-</text:span></text:p>
      <text:p text:style-name="P1"><text:span text:style-name="T2"><text:s text:c="16"/>. <text:s text:c="8"/>. <text:s text:c="8"/>. <text:s text:c="8"/>. <text:s text:c="13"/>.. <text:s text:c="12"/>. </text:span></text:p>
      <text:p text:style-name="P2"/>
      <text:p text:style-name="P2"/>
      <text:p text:style-name="P1"><text:span text:style-name="T2">Ab Major 3 inversions (2/3)</text:span></text:p>
      <text:p text:style-name="P1"><text:span text:style-name="T2">------------------------------</text:span></text:p>
      <text:p text:style-name="P1"><text:span text:style-name="T2"><text:s text:c="9"/>I</text:span></text:p>
      <text:p text:style-name="P1"><text:span text:style-name="T2"><text:s text:c="3"/>Ab <text:s text:c="12"/>Eb <text:s text:c="3"/>C <text:s text:c="2"/>Ab <text:s text:c="7"/>Eb <text:s text:c="2"/>Ab <text:s text:c="3"/>C</text:span></text:p>
      <text:p text:style-name="P1"><text:span text:style-name="T2">||----|----|----|----|----|----|----|----|----|----|----|----|----|----|----|----|-</text:span></text:p>
      <text:p text:style-name="P1"><text:span text:style-name="T2">||--3-|----|----|--5-|----|----|----|----|--1-|----|----|----|----|----|----|----|-</text:span></text:p>
      <text:p text:style-name="P1"><text:span text:style-name="T2">||--1-|----|----|----|--3-|----|----|--5-|----|----|----|----|----|----|----|----|-</text:span></text:p>
      <text:p text:style-name="P1"><text:span text:style-name="T2">||--5-|----|----|----|----|--1-|----|----|----|--3-|----|----|----|----|----|----|-</text:span></text:p>
      <text:p text:style-name="P1"><text:span text:style-name="T2">||----|----|----|----|----|----|----|----|----|----|----|----|----|----|----|----|-</text:span></text:p>
      <text:p text:style-name="P1"><text:span text:style-name="T2">||----|----|----|----|----|----|----|----|----|----|----|----|----|----|----|----|-</text:span></text:p>
      <text:p text:style-name="P1"><text:span text:style-name="T2"><text:s text:c="16"/>. <text:s text:c="8"/>. <text:s text:c="8"/>. <text:s text:c="8"/>. <text:s text:c="13"/>.. <text:s text:c="12"/>. </text:span></text:p>
      <text:p text:style-name="P2"/>
      <text:p text:style-name="P1"><text:span text:style-name="T2">B Major 3 inversions (2/3)</text:span></text:p>
      <text:p text:style-name="P1"><text:span text:style-name="T2">------------------------------</text:span></text:p>
      <text:p text:style-name="P1"><text:span text:style-name="T2"><text:s text:c="19"/>I</text:span></text:p>
      <text:p text:style-name="P1"><text:span text:style-name="T2"><text:s text:c="18"/>BEbF# <text:s text:c="9"/>F# <text:s text:c="2"/>Eb <text:s text:c="3"/>B <text:s text:c="7"/>F# <text:s text:c="3"/>B <text:s text:c="2"/>Eb</text:span></text:p>
      <text:p text:style-name="P1"><text:span text:style-name="T2">||----|----|----|----|----|----|----|----|----|----|----|----|----|----|----|----|-</text:span></text:p>
      <text:p text:style-name="P1"><text:span text:style-name="T2">||----|----|----|--3-|----|----|--5-|----|----|----|----|--1-|----|----|----|----|-</text:span></text:p>
      <text:p text:style-name="P1"><text:span text:style-name="T2">||----|----|----|--1-|----|----|----|--3-|----|----|--5-|----|----|----|----|----|-</text:span></text:p>
      <text:p text:style-name="P1"><text:span text:style-name="T2">||----|----|----|--5-|----|----|----|----|--1-|----|----|----|--3-|----|----|----|-</text:span></text:p>
      <text:p text:style-name="P1"><text:span text:style-name="T2">||----|----|----|----|----|----|----|----|----|----|----|----|----|----|----|----|-</text:span></text:p>
      <text:p text:style-name="P1"><text:span text:style-name="T2">||----|----|----|----|----|----|----|----|----|----|----|----|----|----|----|----|-</text:span></text:p>
      <text:p text:style-name="P1"><text:span text:style-name="T2"><text:s text:c="16"/>. <text:s text:c="8"/>. <text:s text:c="8"/>. <text:s text:c="8"/>. <text:s text:c="13"/>.. <text:s text:c="12"/>. </text:span></text:p>
      <text:p text:style-name="P2"/>
      <text:p text:style-name="P1"><text:span text:style-name="T2">D Major 3 inversions (2/3)</text:span></text:p>
      <text:p text:style-name="P1"><text:span text:style-name="T2">------------------------------</text:span></text:p>
      <text:p text:style-name="P1"><text:span text:style-name="T2"><text:s text:c="14"/>I</text:span></text:p>
      <text:p text:style-name="P1"><text:span text:style-name="T2"><text:s text:c="9"/>A <text:s text:c="3"/>D <text:s text:c="3"/>F <text:s text:c="28"/>A <text:s text:c="3"/>F <text:s text:c="3"/>D</text:span></text:p>
      <text:p text:style-name="P1"><text:span text:style-name="T2">||----|----|----|----|----|----|----|----|----|----|----|----|----|----|----|----|-</text:span></text:p>
      <text:p text:style-name="P1"><text:span text:style-name="T2">||----|----|--1-|----|----|----|--3-|----|----|--5-|----|----|----|----|----|----|-</text:span></text:p>
      <text:p text:style-name="P1"><text:span text:style-name="T2">||----|--5-|----|----|----|----|--1-|----|----|----|--3-|----|----|----|----|----|-</text:span></text:p>
      <text:p text:style-name="P1"><text:span text:style-name="T2">||----|----|----|--3-|----|----|--5-|----|----|----|----|--1-|----|----|----|----|-</text:span></text:p>
      <text:p text:style-name="P1"><text:span text:style-name="T2">||----|----|----|----|----|----|----|----|----|----|----|----|----|----|----|----|-</text:span></text:p>
      <text:p text:style-name="P1"><text:span text:style-name="T2">||----|----|----|----|----|----|----|----|----|----|----|----|----|----|----|----|-</text:span></text:p>
      <text:p text:style-name="P1"><text:span text:style-name="T2"><text:s text:c="16"/>. <text:s text:c="8"/>. <text:s text:c="8"/>. <text:s text:c="8"/>. <text:s text:c="13"/>.. <text:s text:c="12"/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lain_20_Text" style:display-name="Plain Text" style:family="paragraph" style:parent-style-name="Standard" style:default-outline-level="">
      <style:text-properties style:font-name="Courier" fo:font-family="Courier" style:font-family-generic="roman" style:font-pitch="variable" fo:font-size="10.5pt" style:font-size-asian="10.5pt" style:font-size-complex="10.5pt"/>
    </style:style>
    <style:style style:name="Default_20_Paragraph_20_Font" style:display-name="Default Paragraph Font" style:family="text"/>
    <style:style style:name="Plain_20_Text_20_Char" style:display-name="Plain Text Char" style:family="text" style:parent-style-name="Default_20_Paragraph_20_Font">
      <style:text-properties style:font-name="Courier" fo:font-family="Courier" style:font-family-generic="roman" style:font-pitch="variable" fo:font-size="10.5pt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603cm" fo:margin-right="1.603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ncan Smith</meta:initial-creator>
    <meta:editing-cycles>5</meta:editing-cycles>
    <meta:creation-date>2018-10-03T17:04:00</meta:creation-date>
    <dc:date>2018-10-04T12:27:21.066205832</dc:date>
    <meta:editing-duration>PT3M44S</meta:editing-duration>
    <meta:generator>LibreOffice/5.4.6.2$Linux_X86_64 LibreOffice_project/40m0$Build-2</meta:generator>
    <meta:document-statistic meta:table-count="0" meta:image-count="0" meta:object-count="0" meta:page-count="1" meta:paragraph-count="44" meta:word-count="487" meta:character-count="2819" meta:non-whitespace-character-count="227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